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31ca4" officeooo:paragraph-rsid="00031ca4"/>
    </style:style>
    <style:style style:name="P2" style:family="paragraph" style:parent-style-name="Standard">
      <style:text-properties fo:language="cs" fo:country="CZ" officeooo:rsid="000451c4" officeooo:paragraph-rsid="000451c4"/>
    </style:style>
    <style:style style:name="T1" style:family="text">
      <style:text-properties officeooo:rsid="000451c4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tazník pro zákazníky systému online objednávek Cafe Prostoru</text:p>
      <text:p text:style-name="P1"/>
      <text:p text:style-name="P1">Používáte online objednávání pomocí QR kódu v <text:span text:style-name="T1">Cafe</text:span> Prostor<text:span text:style-name="T1">u</text:span>?</text:p>
      <text:p text:style-name="P1">Co se Vám na aplikaci objednávání líbí?</text:p>
      <text:p text:style-name="P1">Co Vám naopak nevyhovuje?</text:p>
      <text:p text:style-name="P2">Pokud jste při objednávání v aplikaci dezorientováni, popište ve které fázi (výběr položky, placení, menu apod.)</text:p>
      <text:p text:style-name="P1">Máte nějaké <text:span text:style-name="T1">další osobní preference, jak by se podobný systém online objednávek dal vylepšit vzhledem nebo funkčností</text:span>?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1:35:39.365022271</meta:creation-date>
    <dc:date>2023-03-23T11:58:36.318759407</dc:date>
    <meta:editing-duration>PT1M26S</meta:editing-duration>
    <meta:editing-cycles>1</meta:editing-cycles>
    <meta:document-statistic meta:table-count="0" meta:image-count="0" meta:object-count="0" meta:page-count="1" meta:paragraph-count="6" meta:word-count="61" meta:character-count="416" meta:non-whitespace-character-count="361"/>
    <meta:generator>LibreOffice/7.3.7.2$Linux_X86_64 LibreOffice_project/30$Build-2</meta:generator>
  </office:meta>
</office:document-meta>
</file>